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5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55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24.8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trek performance without acc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9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monda SLR 9</text:p>
          </table:table-cell>
          <table:table-cell/>
          <table:table-cell table:formula="of:=OFFSET([.$A$1];(ROW()-1)*8;0)" office:value-type="string" office:string-value="Emonda SLR 9" calcext:value-type="string">
            <text:p>Emonda SLR 9</text:p>
          </table:table-cell>
          <table:table-cell table:formula="of:=ROUND(OFFSET([.$A$2];(ROW()-1)*8;0))" office:value-type="float" office:value="12080" calcext:value-type="float">
            <text:p>1208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table:style-name="ce2" office:value-type="string" calcext:value-type="string">
            <text:p>$12,079.99</text:p>
          </table:table-cell>
          <table:table-cell/>
          <table:table-cell table:formula="of:=OFFSET([.$A$1];(ROW()-1)*8;0)" office:value-type="string" office:string-value="Madone 9.9 Women's" calcext:value-type="string">
            <text:p>Madone 9.9 Women's</text:p>
          </table:table-cell>
          <table:table-cell table:formula="of:=ROUND(OFFSET([.$A$2];(ROW()-1)*8;0))" office:value-type="float" office:value="12000" calcext:value-type="float">
            <text:p>1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Madone 9.9" calcext:value-type="string">
            <text:p>Madone 9.9</text:p>
          </table:table-cell>
          <table:table-cell table:formula="of:=ROUND(OFFSET([.$A$2];(ROW()-1)*8;0))" office:value-type="float" office:value="12000" calcext:value-type="float">
            <text:p>1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LR 10" calcext:value-type="string">
            <text:p>Emonda SLR 10</text:p>
          </table:table-cell>
          <table:table-cell table:formula="of:=ROUND(OFFSET([.$A$2];(ROW()-1)*8;0))" office:value-type="float" office:value="12000" calcext:value-type="float">
            <text:p>1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SRAM RED 22" calcext:value-type="string">
            <text:p>SRAM RED 22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Emonda SLR 9 Women's" calcext:value-type="string">
            <text:p>Emonda SLR 9 Women's</text:p>
          </table:table-cell>
          <table:table-cell table:formula="of:=ROUND(OFFSET([.$A$2];(ROW()-1)*8;0))" office:value-type="float" office:value="8500" calcext:value-type="float">
            <text:p>8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Madone 9.5" calcext:value-type="string">
            <text:p>Madone 9.5</text:p>
          </table:table-cell>
          <table:table-cell table:formula="of:=ROUND(OFFSET([.$A$2];(ROW()-1)*8;0))" office:value-type="float" office:value="8000" calcext:value-type="float">
            <text:p>8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Madone Race Shop Limited" calcext:value-type="string">
            <text:p>Madone Race Shop Limited</text:p>
          </table:table-cell>
          <table:table-cell table:formula="of:=ROUND(OFFSET([.$A$2];(ROW()-1)*8;0))" office:value-type="float" office:value="13000" calcext:value-type="float">
            <text:p>1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LR 8 (H1 fit)" calcext:value-type="string">
            <text:p>Emonda SLR 8 (H1 fit)</text:p>
          </table:table-cell>
          <table:table-cell table:formula="of:=ROUND(OFFSET([.$A$2];(ROW()-1)*8;0))" office:value-type="float" office:value="6500" calcext:value-type="float">
            <text:p>6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office:value-type="string" calcext:value-type="string">
            <text:p>Madone 9.9 Women's</text:p>
          </table:table-cell>
          <table:table-cell/>
          <table:table-cell table:formula="of:=OFFSET([.$A$1];(ROW()-1)*8;0)" office:value-type="string" office:string-value="Emonda SLR 8 (H2 fit)" calcext:value-type="string">
            <text:p>Emonda SLR 8 (H2 fit)</text:p>
          </table:table-cell>
          <table:table-cell table:formula="of:=ROUND(OFFSET([.$A$2];(ROW()-1)*8;0))" office:value-type="float" office:value="6500" calcext:value-type="float">
            <text:p>6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table:style-name="ce2" office:value-type="string" calcext:value-type="string">
            <text:p>$11,999.99</text:p>
          </table:table-cell>
          <table:table-cell/>
          <table:table-cell table:formula="of:=OFFSET([.$A$1];(ROW()-1)*8;0)" office:value-type="string" office:string-value="Madone 9.2" calcext:value-type="string">
            <text:p>Madone 9.2</text:p>
          </table:table-cell>
          <table:table-cell table:formula="of:=ROUND(OFFSET([.$A$2];(ROW()-1)*8;0))" office:value-type="float" office:value="6000" calcext:value-type="float">
            <text:p>6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/>
          <table:table-cell table:formula="of:=OFFSET([.$A$1];(ROW()-1)*8;0)" office:value-type="string" office:string-value="Emonda SLR 6 (H1 fit)" calcext:value-type="string">
            <text:p>Emonda SLR 6 (H1 fit)</text:p>
          </table:table-cell>
          <table:table-cell table:formula="of:=ROUND(OFFSET([.$A$2];(ROW()-1)*8;0))" office:value-type="float" office:value="5000" calcext:value-type="float">
            <text:p>5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3"/>
          <table:table-cell/>
          <table:table-cell table:formula="of:=OFFSET([.$A$1];(ROW()-1)*8;0)" office:value-type="string" office:string-value="Emonda SLR 6 (H2 fit)" calcext:value-type="string">
            <text:p>Emonda SLR 6 (H2 fit)</text:p>
          </table:table-cell>
          <table:table-cell table:formula="of:=ROUND(OFFSET([.$A$2];(ROW()-1)*8;0))" office:value-type="float" office:value="5000" calcext:value-type="float">
            <text:p>5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Emonda SL 8" calcext:value-type="string">
            <text:p>Emonda SL 8</text:p>
          </table:table-cell>
          <table:table-cell table:formula="of:=ROUND(OFFSET([.$A$2];(ROW()-1)*8;0))" office:value-type="float" office:value="4000" calcext:value-type="float">
            <text:p>4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Emonda SL 8 Women's" calcext:value-type="string">
            <text:p>Emonda SL 8 Women's</text:p>
          </table:table-cell>
          <table:table-cell table:formula="of:=ROUND(OFFSET([.$A$2];(ROW()-1)*8;0))" office:value-type="float" office:value="4730" calcext:value-type="float">
            <text:p>473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L 8 RED" calcext:value-type="string">
            <text:p>Emonda SL 8 RED</text:p>
          </table:table-cell>
          <table:table-cell table:formula="of:=ROUND(OFFSET([.$A$2];(ROW()-1)*8;0))" office:value-type="float" office:value="3500" calcext:value-type="float">
            <text:p>3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SRAM RED 22" calcext:value-type="string">
            <text:p>SRAM RED 22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L 6" calcext:value-type="string">
            <text:p>Emonda SL 6</text:p>
          </table:table-cell>
          <table:table-cell table:formula="of:=ROUND(OFFSET([.$A$2];(ROW()-1)*8;0))" office:value-type="float" office:value="3150" calcext:value-type="float">
            <text:p>31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Madone 9.9</text:p>
          </table:table-cell>
          <table:table-cell/>
          <table:table-cell table:formula="of:=OFFSET([.$A$1];(ROW()-1)*8;0)" office:value-type="string" office:string-value="Emonda SL 6 Women's" calcext:value-type="string">
            <text:p>Emonda SL 6 Women's</text:p>
          </table:table-cell>
          <table:table-cell table:formula="of:=ROUND(OFFSET([.$A$2];(ROW()-1)*8;0))" office:value-type="float" office:value="3000" calcext:value-type="float">
            <text:p>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2" office:value-type="string" calcext:value-type="string">
            <text:p>$11,999.99</text:p>
          </table:table-cell>
          <table:table-cell/>
          <table:table-cell table:formula="of:=OFFSET([.$A$1];(ROW()-1)*8;0)" office:value-type="string" office:string-value="Emonda SL 5 Women's" calcext:value-type="string">
            <text:p>Emonda SL 5 Women's</text:p>
          </table:table-cell>
          <table:table-cell table:formula="of:=ROUND(OFFSET([.$A$2];(ROW()-1)*8;0))" office:value-type="float" office:value="2600" calcext:value-type="float">
            <text:p>26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string" calcext:value-type="string">
            <text:p>all</text:p>
          </table:table-cell>
          <table:table-cell/>
          <table:table-cell table:formula="of:=OFFSET([.$A$1];(ROW()-1)*8;0)" office:value-type="string" office:string-value="Emonda SL 5" calcext:value-type="string">
            <text:p>Emonda SL 5</text:p>
          </table:table-cell>
          <table:table-cell table:formula="of:=ROUND(OFFSET([.$A$2];(ROW()-1)*8;0))" office:value-type="float" office:value="2600" calcext:value-type="float">
            <text:p>26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4"/>
          <table:table-cell/>
          <table:table-cell table:formula="of:=OFFSET([.$A$1];(ROW()-1)*8;0)" office:value-type="string" office:string-value="Emonda S 6" calcext:value-type="string">
            <text:p>Emonda S 6</text:p>
          </table:table-cell>
          <table:table-cell table:formula="of:=ROUND(OFFSET([.$A$2];(ROW()-1)*8;0))" office:value-type="float" office:value="2630" calcext:value-type="float">
            <text:p>263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Emonda S 5" calcext:value-type="string">
            <text:p>Emonda S 5</text:p>
          </table:table-cell>
          <table:table-cell table:formula="of:=ROUND(OFFSET([.$A$2];(ROW()-1)*8;0))" office:value-type="float" office:value="2100" calcext:value-type="float">
            <text:p>21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Emonda ALR 6" calcext:value-type="string">
            <text:p>Emonda ALR 6</text:p>
          </table:table-cell>
          <table:table-cell table:formula="of:=ROUND(OFFSET([.$A$2];(ROW()-1)*8;0))" office:value-type="float" office:value="1900" calcext:value-type="float">
            <text:p>19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29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 4" calcext:value-type="string">
            <text:p>Emonda S 4</text:p>
          </table:table-cell>
          <table:table-cell table:formula="of:=ROUND(OFFSET([.$A$2];(ROW()-1)*8;0))" office:value-type="float" office:value="1570" calcext:value-type="float">
            <text:p>157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table:number-columns-repeated="2"/>
          <table:table-cell table:formula="of:=OFFSET([.$A$1];(ROW()-1)*8;0)" office:value-type="string" office:string-value="Emonda S 4 Women's" calcext:value-type="string">
            <text:p>Emonda S 4 Women's</text:p>
          </table:table-cell>
          <table:table-cell table:formula="of:=ROUND(OFFSET([.$A$2];(ROW()-1)*8;0))" office:value-type="float" office:value="1570" calcext:value-type="float">
            <text:p>157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29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office:value-type="string" calcext:value-type="string">
            <text:p>Emonda SLR 10</text:p>
          </table:table-cell>
          <table:table-cell/>
          <table:table-cell table:formula="of:=OFFSET([.$A$1];(ROW()-1)*8;0)" office:value-type="string" office:string-value="Emonda ALR 5" calcext:value-type="string">
            <text:p>Emonda ALR 5</text:p>
          </table:table-cell>
          <table:table-cell table:formula="of:=ROUND(OFFSET([.$A$2];(ROW()-1)*8;0))" office:value-type="float" office:value="1380" calcext:value-type="float">
            <text:p>138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29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$11,999.99</text:p>
          </table:table-cell>
          <table:table-cell/>
          <table:table-cell table:formula="of:=OFFSET([.$A$1];(ROW()-1)*8;0)" office:value-type="string" office:string-value="Emonda ALR 4" calcext:value-type="string">
            <text:p>Emonda ALR 4</text:p>
          </table:table-cell>
          <table:table-cell table:formula="of:=ROUND(OFFSET([.$A$2];(ROW()-1)*8;0))" office:value-type="float" office:value="1310" calcext:value-type="float">
            <text:p>131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29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table:style-name="ce5" office:value-type="string" calcext:value-type="string">
            <text:p>all</text:p>
          </table:table-cell>
          <table:table-cell/>
          <table:table-cell table:formula="of:=OFFSET([.$A$1];(ROW()-1)*8;0)" office:value-type="float" office:value="1.2" calcext:value-type="float">
            <text:p>1.2</text:p>
          </table:table-cell>
          <table:table-cell table:formula="of:=ROUND(OFFSET([.$A$2];(ROW()-1)*8;0))" office:value-type="float" office:value="930" calcext:value-type="float">
            <text:p>93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29" table:formula="of:=OFFSET([.$A$5];(ROW()-1)*8;0)" office:value-type="string" office:string-value="Sora" calcext:value-type="string">
            <text:p>Sora</text:p>
          </table:table-cell>
        </table:table-row>
        <table:table-row table:style-name="ro1">
          <table:table-cell table:style-name="ce5"/>
          <table:table-cell/>
          <table:table-cell table:formula="of:=OFFSET([.$A$1];(ROW()-1)*8;0)" office:value-type="float" office:value="1.1" calcext:value-type="float">
            <text:p>1.1</text:p>
          </table:table-cell>
          <table:table-cell table:formula="of:=ROUND(OFFSET([.$A$2];(ROW()-1)*8;0))" office:value-type="float" office:value="770" calcext:value-type="float">
            <text:p>77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29" table:formula="of:=OFFSET([.$A$5];(ROW()-1)*8;0)" office:value-type="string" office:string-value="Claris" calcext:value-type="string">
            <text:p>Claris</text:p>
          </table:table-cell>
        </table:table-row>
        <table:table-row table:style-name="ro1">
          <table:table-cell office:value-type="string" calcext:value-type="string">
            <text:p>SRAM RED 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M RED 2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R 9 Women'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8,499.9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done 9.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7,999.99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done Race Shop Limit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2,999.99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R 8 (H1 fi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6,499.99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R 8 (H2 fi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6,499.99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done 9.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5,999.99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R 6 (H1 fi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4,999.99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R 6 (H2 fi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4,999.99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3,999.99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8 Women'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4,729.99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8 R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3,499.99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SRAM RED 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M RED 2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3,149.99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6 Women'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2,999.99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5 Women'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2,599.99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L 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2,599.99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20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 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2,629.99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21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 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2,099.99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22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ALR 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,899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 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,569.99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S 4 Women'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,569.99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24"/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ALR 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,379.99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style-name="ce25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onda ALR 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1,309.99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style-name="ce26"/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929.9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style-name="ce27"/>
          <table:table-cell table:number-columns-repeated="5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$769.99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5"/>
        </table:table-row>
        <table:table-row table:style-name="ro1" table:number-rows-repeated="1048346">
          <table:table-cell table:number-columns-repeated="6"/>
        </table:table-row>
        <table:table-row table:style-name="ro1" table:number-rows-repeated="7">
          <table:table-cell table:style-name="ce29"/>
          <table:table-cell table:number-columns-repeated="5"/>
        </table:table-row>
        <table:table-row table:style-name="ro1">
          <table:table-cell table:style-name="ce29"/>
          <table:table-cell table:number-columns-repeated="5"/>
        </table:table-row>
        <calcext:conditional-formats>
          <calcext:conditional-format calcext:target-range-address="'trek performance without accents'.A221:'trek performance without accents'.A1048568 'trek performance without accents'.A1:'trek performance without accents'.A10 'trek performance without accents'.A13:'trek performance without accents'.A18 'trek performance without accents'.A21:'trek performance without accents'.A26 'trek performance without accents'.A29:'trek performance without accents'.A34 'trek performance without accents'.A37:'trek performance without accents'.A42 'trek performance without accents'.A45:'trek performance without accents'.A50 'trek performance without accents'.A53:'trek performance without accents'.A58 'trek performance without accents'.A61:'trek performance without accents'.A66 'trek performance without accents'.A69:'trek performance without accents'.A74 'trek performance without accents'.A77:'trek performance without accents'.A82 'trek performance without accents'.A85:'trek performance without accents'.A90 'trek performance without accents'.A93:'trek performance without accents'.A98 'trek performance without accents'.A101:'trek performance without accents'.A106 'trek performance without accents'.A109:'trek performance without accents'.A114 'trek performance without accents'.A117:'trek performance without accents'.A122 'trek performance without accents'.A125:'trek performance without accents'.A130 'trek performance without accents'.A133:'trek performance without accents'.A138 'trek performance without accents'.A141:'trek performance without accents'.A146 'trek performance without accents'.A149:'trek performance without accents'.A154 'trek performance without accents'.A157:'trek performance without accents'.A162 'trek performance without accents'.A165:'trek performance without accents'.A178 'trek performance without accents'.A181:'trek performance without accents'.A186 'trek performance without accents'.A189:'trek performance without accents'.A194 'trek performance without accents'.A197:'trek performance without accents'.A202 'trek performance without accents'.A205:'trek performance without accents'.A210 'trek performance without accents'.A213:'trek performance without accents'.A218">
            <calcext:condition calcext:apply-style-name="Untitled1" calcext:value="contains-text(&quot;carbon&quot;)" calcext:base-cell-address="'trek performance without accents'.A1"/>
            <calcext:condition calcext:apply-style-name="Untitled1" calcext:value="contains-text(&quot;Carbon&quot;)" calcext:base-cell-address="'trek performance without accents'.A1"/>
          </calcext:conditional-format>
          <calcext:conditional-format calcext:target-range-address="'trek performance without accents'.A11:'trek performance without accents'.A12">
            <calcext:condition calcext:apply-style-name="Untitled1" calcext:value="contains-text(&quot;carbon&quot;)" calcext:base-cell-address="'trek performance without accents'.A11"/>
            <calcext:condition calcext:apply-style-name="Untitled1" calcext:value="contains-text(&quot;Carbon&quot;)" calcext:base-cell-address="'trek performance without accents'.A11"/>
          </calcext:conditional-format>
          <calcext:conditional-format calcext:target-range-address="'trek performance without accents'.A19:'trek performance without accents'.A20">
            <calcext:condition calcext:apply-style-name="Untitled1" calcext:value="contains-text(&quot;carbon&quot;)" calcext:base-cell-address="'trek performance without accents'.A19"/>
            <calcext:condition calcext:apply-style-name="Untitled1" calcext:value="contains-text(&quot;Carbon&quot;)" calcext:base-cell-address="'trek performance without accents'.A19"/>
          </calcext:conditional-format>
          <calcext:conditional-format calcext:target-range-address="'trek performance without accents'.A27:'trek performance without accents'.A28">
            <calcext:condition calcext:apply-style-name="Untitled1" calcext:value="contains-text(&quot;carbon&quot;)" calcext:base-cell-address="'trek performance without accents'.A27"/>
            <calcext:condition calcext:apply-style-name="Untitled1" calcext:value="contains-text(&quot;Carbon&quot;)" calcext:base-cell-address="'trek performance without accents'.A27"/>
          </calcext:conditional-format>
          <calcext:conditional-format calcext:target-range-address="'trek performance without accents'.A35:'trek performance without accents'.A36">
            <calcext:condition calcext:apply-style-name="Untitled1" calcext:value="contains-text(&quot;carbon&quot;)" calcext:base-cell-address="'trek performance without accents'.A35"/>
            <calcext:condition calcext:apply-style-name="Untitled1" calcext:value="contains-text(&quot;Carbon&quot;)" calcext:base-cell-address="'trek performance without accents'.A35"/>
          </calcext:conditional-format>
          <calcext:conditional-format calcext:target-range-address="'trek performance without accents'.A43:'trek performance without accents'.A44">
            <calcext:condition calcext:apply-style-name="Untitled1" calcext:value="contains-text(&quot;carbon&quot;)" calcext:base-cell-address="'trek performance without accents'.A43"/>
            <calcext:condition calcext:apply-style-name="Untitled1" calcext:value="contains-text(&quot;Carbon&quot;)" calcext:base-cell-address="'trek performance without accents'.A43"/>
          </calcext:conditional-format>
          <calcext:conditional-format calcext:target-range-address="'trek performance without accents'.A51:'trek performance without accents'.A52">
            <calcext:condition calcext:apply-style-name="Untitled1" calcext:value="contains-text(&quot;carbon&quot;)" calcext:base-cell-address="'trek performance without accents'.A51"/>
            <calcext:condition calcext:apply-style-name="Untitled1" calcext:value="contains-text(&quot;Carbon&quot;)" calcext:base-cell-address="'trek performance without accents'.A51"/>
          </calcext:conditional-format>
          <calcext:conditional-format calcext:target-range-address="'trek performance without accents'.A59:'trek performance without accents'.A60">
            <calcext:condition calcext:apply-style-name="Untitled1" calcext:value="contains-text(&quot;carbon&quot;)" calcext:base-cell-address="'trek performance without accents'.A59"/>
            <calcext:condition calcext:apply-style-name="Untitled1" calcext:value="contains-text(&quot;Carbon&quot;)" calcext:base-cell-address="'trek performance without accents'.A59"/>
          </calcext:conditional-format>
          <calcext:conditional-format calcext:target-range-address="'trek performance without accents'.A67:'trek performance without accents'.A68">
            <calcext:condition calcext:apply-style-name="Untitled1" calcext:value="contains-text(&quot;carbon&quot;)" calcext:base-cell-address="'trek performance without accents'.A67"/>
            <calcext:condition calcext:apply-style-name="Untitled1" calcext:value="contains-text(&quot;Carbon&quot;)" calcext:base-cell-address="'trek performance without accents'.A67"/>
          </calcext:conditional-format>
          <calcext:conditional-format calcext:target-range-address="'trek performance without accents'.A75:'trek performance without accents'.A76">
            <calcext:condition calcext:apply-style-name="Untitled1" calcext:value="contains-text(&quot;carbon&quot;)" calcext:base-cell-address="'trek performance without accents'.A75"/>
            <calcext:condition calcext:apply-style-name="Untitled1" calcext:value="contains-text(&quot;Carbon&quot;)" calcext:base-cell-address="'trek performance without accents'.A75"/>
          </calcext:conditional-format>
          <calcext:conditional-format calcext:target-range-address="'trek performance without accents'.A83:'trek performance without accents'.A84">
            <calcext:condition calcext:apply-style-name="Untitled1" calcext:value="contains-text(&quot;carbon&quot;)" calcext:base-cell-address="'trek performance without accents'.A83"/>
            <calcext:condition calcext:apply-style-name="Untitled1" calcext:value="contains-text(&quot;Carbon&quot;)" calcext:base-cell-address="'trek performance without accents'.A83"/>
          </calcext:conditional-format>
          <calcext:conditional-format calcext:target-range-address="'trek performance without accents'.A91:'trek performance without accents'.A92">
            <calcext:condition calcext:apply-style-name="Untitled1" calcext:value="contains-text(&quot;carbon&quot;)" calcext:base-cell-address="'trek performance without accents'.A91"/>
            <calcext:condition calcext:apply-style-name="Untitled1" calcext:value="contains-text(&quot;Carbon&quot;)" calcext:base-cell-address="'trek performance without accents'.A91"/>
          </calcext:conditional-format>
          <calcext:conditional-format calcext:target-range-address="'trek performance without accents'.A99:'trek performance without accents'.A100">
            <calcext:condition calcext:apply-style-name="Untitled1" calcext:value="contains-text(&quot;carbon&quot;)" calcext:base-cell-address="'trek performance without accents'.A99"/>
            <calcext:condition calcext:apply-style-name="Untitled1" calcext:value="contains-text(&quot;Carbon&quot;)" calcext:base-cell-address="'trek performance without accents'.A99"/>
          </calcext:conditional-format>
          <calcext:conditional-format calcext:target-range-address="'trek performance without accents'.A107:'trek performance without accents'.A108">
            <calcext:condition calcext:apply-style-name="Untitled1" calcext:value="contains-text(&quot;carbon&quot;)" calcext:base-cell-address="'trek performance without accents'.A107"/>
            <calcext:condition calcext:apply-style-name="Untitled1" calcext:value="contains-text(&quot;Carbon&quot;)" calcext:base-cell-address="'trek performance without accents'.A107"/>
          </calcext:conditional-format>
          <calcext:conditional-format calcext:target-range-address="'trek performance without accents'.A115:'trek performance without accents'.A116">
            <calcext:condition calcext:apply-style-name="Untitled1" calcext:value="contains-text(&quot;carbon&quot;)" calcext:base-cell-address="'trek performance without accents'.A115"/>
            <calcext:condition calcext:apply-style-name="Untitled1" calcext:value="contains-text(&quot;Carbon&quot;)" calcext:base-cell-address="'trek performance without accents'.A115"/>
          </calcext:conditional-format>
          <calcext:conditional-format calcext:target-range-address="'trek performance without accents'.A123:'trek performance without accents'.A124">
            <calcext:condition calcext:apply-style-name="Untitled1" calcext:value="contains-text(&quot;carbon&quot;)" calcext:base-cell-address="'trek performance without accents'.A123"/>
            <calcext:condition calcext:apply-style-name="Untitled1" calcext:value="contains-text(&quot;Carbon&quot;)" calcext:base-cell-address="'trek performance without accents'.A123"/>
          </calcext:conditional-format>
          <calcext:conditional-format calcext:target-range-address="'trek performance without accents'.A131:'trek performance without accents'.A132">
            <calcext:condition calcext:apply-style-name="Untitled1" calcext:value="contains-text(&quot;carbon&quot;)" calcext:base-cell-address="'trek performance without accents'.A131"/>
            <calcext:condition calcext:apply-style-name="Untitled1" calcext:value="contains-text(&quot;Carbon&quot;)" calcext:base-cell-address="'trek performance without accents'.A131"/>
          </calcext:conditional-format>
          <calcext:conditional-format calcext:target-range-address="'trek performance without accents'.A139:'trek performance without accents'.A140">
            <calcext:condition calcext:apply-style-name="Untitled1" calcext:value="contains-text(&quot;carbon&quot;)" calcext:base-cell-address="'trek performance without accents'.A139"/>
            <calcext:condition calcext:apply-style-name="Untitled1" calcext:value="contains-text(&quot;Carbon&quot;)" calcext:base-cell-address="'trek performance without accents'.A139"/>
          </calcext:conditional-format>
          <calcext:conditional-format calcext:target-range-address="'trek performance without accents'.A147:'trek performance without accents'.A148">
            <calcext:condition calcext:apply-style-name="Untitled1" calcext:value="contains-text(&quot;carbon&quot;)" calcext:base-cell-address="'trek performance without accents'.A147"/>
            <calcext:condition calcext:apply-style-name="Untitled1" calcext:value="contains-text(&quot;Carbon&quot;)" calcext:base-cell-address="'trek performance without accents'.A147"/>
          </calcext:conditional-format>
          <calcext:conditional-format calcext:target-range-address="'trek performance without accents'.A155:'trek performance without accents'.A156">
            <calcext:condition calcext:apply-style-name="Untitled1" calcext:value="contains-text(&quot;carbon&quot;)" calcext:base-cell-address="'trek performance without accents'.A155"/>
            <calcext:condition calcext:apply-style-name="Untitled1" calcext:value="contains-text(&quot;Carbon&quot;)" calcext:base-cell-address="'trek performance without accents'.A155"/>
          </calcext:conditional-format>
          <calcext:conditional-format calcext:target-range-address="'trek performance without accents'.A163:'trek performance without accents'.A164">
            <calcext:condition calcext:apply-style-name="Untitled1" calcext:value="contains-text(&quot;carbon&quot;)" calcext:base-cell-address="'trek performance without accents'.A163"/>
            <calcext:condition calcext:apply-style-name="Untitled1" calcext:value="contains-text(&quot;Carbon&quot;)" calcext:base-cell-address="'trek performance without accents'.A163"/>
          </calcext:conditional-format>
          <calcext:conditional-format calcext:target-range-address="'trek performance without accents'.A179:'trek performance without accents'.A180">
            <calcext:condition calcext:apply-style-name="Untitled1" calcext:value="contains-text(&quot;carbon&quot;)" calcext:base-cell-address="'trek performance without accents'.A179"/>
            <calcext:condition calcext:apply-style-name="Untitled1" calcext:value="contains-text(&quot;Carbon&quot;)" calcext:base-cell-address="'trek performance without accents'.A179"/>
          </calcext:conditional-format>
          <calcext:conditional-format calcext:target-range-address="'trek performance without accents'.A187:'trek performance without accents'.A188">
            <calcext:condition calcext:apply-style-name="Untitled1" calcext:value="contains-text(&quot;carbon&quot;)" calcext:base-cell-address="'trek performance without accents'.A187"/>
            <calcext:condition calcext:apply-style-name="Untitled1" calcext:value="contains-text(&quot;Carbon&quot;)" calcext:base-cell-address="'trek performance without accents'.A187"/>
          </calcext:conditional-format>
          <calcext:conditional-format calcext:target-range-address="'trek performance without accents'.A195:'trek performance without accents'.A196">
            <calcext:condition calcext:apply-style-name="Untitled1" calcext:value="contains-text(&quot;carbon&quot;)" calcext:base-cell-address="'trek performance without accents'.A195"/>
            <calcext:condition calcext:apply-style-name="Untitled1" calcext:value="contains-text(&quot;Carbon&quot;)" calcext:base-cell-address="'trek performance without accents'.A195"/>
          </calcext:conditional-format>
          <calcext:conditional-format calcext:target-range-address="'trek performance without accents'.A203:'trek performance without accents'.A204">
            <calcext:condition calcext:apply-style-name="Untitled1" calcext:value="contains-text(&quot;carbon&quot;)" calcext:base-cell-address="'trek performance without accents'.A203"/>
            <calcext:condition calcext:apply-style-name="Untitled1" calcext:value="contains-text(&quot;Carbon&quot;)" calcext:base-cell-address="'trek performance without accents'.A203"/>
          </calcext:conditional-format>
          <calcext:conditional-format calcext:target-range-address="'trek performance without accents'.A211:'trek performance without accents'.A212">
            <calcext:condition calcext:apply-style-name="Untitled1" calcext:value="contains-text(&quot;carbon&quot;)" calcext:base-cell-address="'trek performance without accents'.A211"/>
            <calcext:condition calcext:apply-style-name="Untitled1" calcext:value="contains-text(&quot;Carbon&quot;)" calcext:base-cell-address="'trek performance without accents'.A211"/>
          </calcext:conditional-format>
          <calcext:conditional-format calcext:target-range-address="'trek performance without accents'.A219:'trek performance without accents'.A220">
            <calcext:condition calcext:apply-style-name="Untitled1" calcext:value="contains-text(&quot;carbon&quot;)" calcext:base-cell-address="'trek performance without accents'.A219"/>
            <calcext:condition calcext:apply-style-name="Untitled1" calcext:value="contains-text(&quot;Carbon&quot;)" calcext:base-cell-address="'trek performance without accents'.A219"/>
          </calcext:conditional-format>
        </calcext:conditional-formats>
      </table:table>
      <table:table table:name="values only" table:style-name="ta1">
        <table:table-column table:style-name="co3" table:default-cell-style-name="ce29"/>
        <table:table-column table:style-name="co2" table:number-columns-repeated="3" table:default-cell-style-name="ce29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 Series</text:p>
          </table:table-cell>
          <table:table-cell table:number-columns-repeated="4"/>
          <table:table-cell table:style-name="ce29"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ari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o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monda AL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Ulte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mond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 4 /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 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 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5 /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6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8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8 RED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 8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R 1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R 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R 8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R 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LR 9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8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8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8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8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8"/>
        </table:table-row>
        <table:table-row table:style-name="ro1">
          <table:table-cell office:value-type="float" office:value="12080" calcext:value-type="float">
            <text:p>12080</text:p>
          </table:table-cell>
          <table:table-cell table:number-columns-repeated="8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done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9.5" calcext:value-type="float">
            <text:p>9.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9.9 / Women'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Race Shop Limited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 table:number-rows-repeated="104847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values only'.A2:'values only'.D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0:08:43.2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00:21:05.214000000</dc:date>
    <meta:editing-duration>PT17M39S</meta:editing-duration>
    <meta:editing-cycles>7</meta:editing-cycles>
    <meta:generator>LibreOffice/5.0.5.2$Windows_X86_64 LibreOffice_project/55b006a02d247b5f7215fc6ea0fde844b30035b3</meta:generator>
    <meta:document-statistic meta:table-count="2" meta:cell-count="348" meta:object-count="0"/>
  </office:meta>
</office:document-meta>
</file>